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EsqlQuery.get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setPreparedStatement( final PreparedStatement 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Query.groupLevelExis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execu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EsqlQuery.hasResult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AbstractEsqlQuery.prepar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Query.hasGroupingVarChanged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EsqlQuery.getCurren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RowCoun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AbstractEsqlQuery.incGroup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QueryResult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prepare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Query.setKeepGoing( boolean stil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ResultRow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EsqlQuery.getResultS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Callable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executeQuer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EsqlQuery.getMoreResult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AbstractEsqlQuery.setMaxRow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Max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keepGo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setPosition( int 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decGroup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Prepared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Conne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AbstractEsqlQuery( Connection connection , String que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Query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setSkipRows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execute( int resultSetFromObjec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EsqlGroup.EsqlGroup( String var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Query.AbstractEsqlQuery( final ResultSet result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EsqlQuery.getUpdateResult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SkipRow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getUpdate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EsqlQuery.cleanUp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EsqlQuery.nex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EsqlQuery.setGroupingVar(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